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3000000030FD31EC54F1C73DE4.png" manifest:media-type="image/png"/>
  <manifest:file-entry manifest:full-path="Pictures/10000201000000300000003080462240DACE859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494cm" fo:min-width="8.344cm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564cm" fo:min-width="3.31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65cm" fo:min-width="9.3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24cm" fo:min-width="1.67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44cm" fo:min-width="1.59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3.45cm" fo:min-width="7.5cm"/>
    </style:style>
    <style:style style:name="gr12" style:family="graphic" style:parent-style-name="standard">
      <style:graphic-properties svg:stroke-color="#dddddd" draw:fill-color="#dddddd" draw:textarea-horizontal-align="justify" draw:textarea-vertical-align="middle" draw:auto-grow-height="false" fo:min-height="1.589cm" fo:min-width="0cm"/>
    </style:style>
    <style:style style:name="gr13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paragraph-properties fo:text-align="end"/>
      <style:text-properties style:font-name="FreeMono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FreeMono" fo:font-size="16pt" style:font-size-asian="16pt" style:font-size-complex="16pt"/>
    </style:style>
    <style:style style:name="T4" style:family="text">
      <style:text-properties style:font-name="FreeMono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5.7cm" svg:x="1.3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3cm" svg:y1="7.5cm" svg:x2="11.1cm" svg:y2="7.5cm">
          <text:p/>
        </draw:line>
        <draw:frame draw:style-name="gr3" draw:text-style-name="P3" draw:layer="layout" svg:width="6.8cm" svg:height="0.839cm" svg:x="2.4cm" svg:y="6.3cm">
          <draw:text-box>
            <text:p text:style-name="P2"><text:span text:style-name="T1">Select country</text:span></text:p>
          </draw:text-box>
        </draw:frame>
        <draw:custom-shape draw:style-name="gr4" draw:text-style-name="P1" draw:layer="layout" svg:width="3.9cm" svg:height="0.9cm" svg:x="6.2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8cm" svg:height="1.9cm" svg:x="1.3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1.3cm" svg:x="1.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3cm" svg:height="1.3cm" svg:x="5.1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3cm" svg:height="1.3cm" svg:x="8.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4" draw:layer="layout" svg:width="8.056cm" svg:height="9.506cm" draw:transform="skewX (9.72704805873145E-017) rotate (0.922755575529402) translate (-0.292171179663173cm 16.1655699349234cm)" svg:viewBox="0 0 8057 9507" svg:d="M6310 464c252-11 400 208 584 332 340 229 618 547 847 886 121 180 338 324 285 581-86 413 189 897-122 1243-282 314-253 758-524 1060-265 296-736 481-616 997 131 565-148 749-439 1439-278 659 327 964-220 1228-230 112-240 483-462 617-345 208-606 531-996 642-412 116-701-357-1011-518-291-151-591-261-884-437-522-313-1024-227-1516-511-290-167-524-397-803-564-224-134-337-385-381-620-75-404-95-865 119-1217 116-191 379-247 523-419 138-165 333-263 496-397 294-241 530-594 574-966 50-422 191-769 298-1155 103-372 598-413 914-516 363-117 724-244 1093-339 284-73 488-291 718-456 205-147 414-299 584-486 189-207 403-385 607-570 128-116 296-472 524-243l-105 213-133 145 43 57z">
          <text:p/>
        </draw:path>
        <draw:frame draw:style-name="gr9" draw:text-style-name="P5" draw:layer="layout" svg:width="1.346cm" svg:height="1.346cm" draw:transform="rotate (0.729722160258829) translate (5.699cm 16.197cm)">
          <draw:image xlink:href="Pictures/10000201000000300000003080462240DACE859E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5.1cm 13.5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8cm 16.6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4.7cm 18.3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10" draw:text-style-name="P7" draw:layer="layout" svg:width="2.208cm" svg:height="0.806cm" svg:x="2cm" svg:y="8.041cm">
          <draw:text-box>
            <text:p text:style-name="P6"><text:span text:style-name="T2">widget1</text:span></text:p>
          </draw:text-box>
        </draw:frame>
        <draw:frame draw:style-name="gr10" draw:text-style-name="P7" draw:layer="layout" svg:width="2.208cm" svg:height="0.806cm" svg:x="5.1cm" svg:y="8cm">
          <draw:text-box>
            <text:p text:style-name="P6"><text:span text:style-name="T2">widget2</text:span></text:p>
          </draw:text-box>
        </draw:frame>
        <draw:frame draw:style-name="gr10" draw:text-style-name="P7" draw:layer="layout" svg:width="2.208cm" svg:height="0.806cm" svg:x="8.3cm" svg:y="8.094cm">
          <draw:text-box>
            <text:p text:style-name="P6"><text:span text:style-name="T2">widget3</text:span></text:p>
          </draw:text-box>
        </draw:frame>
        <draw:custom-shape draw:style-name="gr11" draw:text-style-name="P8" draw:layer="layout" svg:width="8.4cm" svg:height="4.1cm" svg:x="2.3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9cm" svg:height="2.1cm" draw:transform="rotate (-3.14159265358979) translate (7.2cm 15.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6.752cm" svg:height="3.138cm" svg:x="11.1cm" svg:y="8cm">
          <draw:text-box>
            <text:p text:style-name="P6"><text:span text:style-name="T3"/></text:p>
            <text:p text:style-name="P6"><text:span text:style-name="T3"/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6"><text:span text:style-name="T3"/></text:p>
            <text:p text:style-name="P6"><text:span text:style-name="T4"/></text:p>
          </draw:text-box>
        </draw:frame>
        <draw:frame draw:style-name="gr13" draw:text-style-name="P12" draw:layer="layout" svg:width="7.3cm" svg:height="3.3cm" svg:x="2.8cm" svg:y="11.2cm">
          <draw:text-box>
            <text:p text:style-name="P11"><text:span text:style-name="T5"/></text:p>
            <text:p text:style-name="P11"><text:span text:style-name="T5">Popup containing location specific data.</text:span></text:p>
            <text:p text:style-name="P11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30:51.663150894</meta:creation-date>
    <dc:date>2021-01-26T16:46:31.122056642</dc:date>
    <meta:editing-duration>PT22M36S</meta:editing-duration>
    <meta:editing-cycles>3</meta:editing-cycles>
    <meta:generator>LibreOffice/6.1.5.2$Linux_ARM_EABI LibreOffice_project/10$Build-2</meta:generator>
    <meta:document-statistic meta:object-count="20"/>
  </office:meta>
</office:document-meta>
</file>